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" style:font-adornments="Black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3" svg:font-family="Roboto" style:font-family-generic="roman" style:font-pitch="variable"/>
    <style:font-face style:name="Roboto4" svg:font-family="Roboto" style:font-adornments="Black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437cm" fo:margin-bottom="0cm" fo:text-indent="0cm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A FHIR IG Toolcha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The Tool Chai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ccess database</text:p>
                <text:list>
                  <text:list-item>
                    <text:p>Input for script</text:p>
                    <text:list>
                      <text:list-item>
                        <text:p>FHIR specs, IG parameters, StructDef (Profiles and Extensions) parameters (mappings), ConceptMaps, ValueSets</text:p>
                      </text:list-item>
                    </text:list>
                  </text:list-item>
                </text:list>
              </text:list-item>
              <text:list-item>
                <text:p>Script</text:p>
                <text:list>
                  <text:list-item>
                    <text:p>Takes input and generated actual FHIR DSTU 2 StructureDefinition, ConceptMap, ValueSet and ImplementationGuide parts that is input for the next step</text:p>
                  </text:list-item>
                </text:list>
              </text:list-item>
              <text:list-item>
                <text:p>IG Publisher</text:p>
                <text:list>
                  <text:list-item>
                    <text:p>Takes the output from step 2 and generates the IG 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ystem pre-req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cess – some access version that can export a table as XML</text:p>
              </text:list-item>
              <text:list-item>
                <text:p>Script – node.js</text:p>
                <text:list>
                  <text:list-item>
                    <text:p>+ Git checkout...</text:p>
                  </text:list-item>
                </text:list>
              </text:list-item>
              <text:list-item>
                <text:p>IG Publisher</text:p>
                <text:list>
                  <text:list-item>
                    <text:p>Se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Access req’d tables input for Script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stA_FHIR_Map – for mappings and extensions</text:p>
                <text:list>
                  <text:list-item>
                    <text:p>This is the core of the input. Here is the info that will populate the StructureDefinitions for Profiles and Extensions fields.</text:p>
                  </text:list-item>
                </text:list>
              </text:list-item>
              <text:list-item>
                <text:p text:style-name="P3">ValueSetMembership (Query version)</text:p>
                <text:list>
                  <text:list-item>
                    <text:p>This content will result in a ValueSet instances</text:p>
                  </text:list-item>
                </text:list>
              </text:list-item>
              <text:list-item>
                <text:p>ConceptMap</text:p>
                <text:list>
                  <text:list-item>
                    <text:p>This content will result in ConceptMap instances</text:p>
                  </text:list-item>
                </text:list>
              </text:list-item>
              <text:list-item>
                <text:p>lookup – for groups and descriptions</text:p>
                <text:list>
                  <text:list-item>
                    <text:p>Here is the info for the Artifact Groups and for Descriptions of the Groups (Coversheet Area) and Profiles.</text:p>
                  </text:list-item>
                </text:list>
              </text:list-item>
              <text:list-item>
                <text:p>fhirProperties – for type info of the extensions and for type info and existing attributes of resour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Messag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The <text:span text:style-name="T1">Script</text:span> does some checking and generates messages on issues</text:p>
              </text:list-item>
              <text:list-item>
                <text:p>The <text:span text:style-name="T1">IG Publisher</text:span> does more checking and generates issues when running and generates a QA report with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tep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ort the named tables as XML, n.b. filenames are fixed for the script</text:p>
              </text:list-item>
              <text:list-item>
                <text:p>Place them in the script/input folder</text:p>
              </text:list-item>
              <text:list-item>
                <text:p>Run the script/vfm2sd.js</text:p>
              </text:list-item>
              <text:list-item>
                <text:p><text:span text:style-name="T2">Copy the script/output contents to the input/resources folder of the sample-ig</text:span></text:p>
              </text:list-item>
              <text:list-item>
                <text:p><text:span text:style-name="T3">Run the IG Publisher</text:span></text:p>
              </text:list-item>
              <text:list-item>
                <text:p><text:span text:style-name="T3">Publish the HT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cript Messag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3 levels, WARN, INFO and ERROR</text:p>
              </text:list-item>
              <text:list-item>
                <text:p>INFO is just fyi</text:p>
              </text:list-item>
              <text:list-item>
                <text:p>WARN are possible issues, may cause problems in IG</text:p>
              </text:list-item>
              <text:list-item>
                <text:p>ERROR are issues that will cause problems and are ignored, look here if you miss content in the IG</text:p>
              </text:list-item>
              <text:list-item>
                <text:p><text:span text:style-name="T2">N.B. All messages always start with associated ID1 of the VistA_FHIR_Map ro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cript: WARN messag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${profileId} DUPLICATE fixed value '${fixedElementPath}'</text:p>
                <text:list>
                  <text:list-item>
                    <text:p>There are &gt;1 fixed values specified for an attribute. <text:line-break/>*** <text:span text:style-name="T2">Is this supposed to be a valueset?</text:span></text:p>
                  </text:list-item>
                </text:list>
              </text:list-item>
              <text:list-item>
                <text:p>${profileId} AUTO &lt;type&gt; '${extraElementPath}'</text:p>
                <text:list>
                  <text:list-item>
                    <text:p>...</text:p>
                  </text:list-item>
                </text:list>
              </text:list-item>
              <text:list-item>
                <text:p>no mappings found in ${profileId}; no profile written</text:p>
                <text:list>
                  <text:list-item>
                    <text:p>Profile is defined, but there are no mappings?</text:p>
                  </text:list-item>
                </text:list>
              </text:list-item>
              <text:list-item>
                <text:p>fixedElementPath '${fixedElementPath}' is a non existing path? No info on type, default to String</text:p>
                <text:list>
                  <text:list-item>
                    <text:p>This path is missing from fhirProperties.xml input file or really invalid.</text:p>
                  </text:list-item>
                </text:list>
              </text:list-item>
              <text:list-item>
                <text:p text:style-name="P5">${profileId} IGNORE invalid fixed value format: '${propline}'</text:p>
                <text:list>
                  <text:list-item>
                    <text:p>Fixed value line format is “&lt;full primitive attribute path&gt;=&lt;value&gt;”</text:p>
                  </text:list-item>
                </text:list>
              </text:list-item>
              <text:list-item>
                <text:p>ConceptMap '${name}' row without target mapping ignored</text:p>
                <text:list>
                  <text:list-item>
                    <text:p>Concept mappings need a source and a targ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cript: ERROR messag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ssing path | missing field name | missing resource name | missing property name</text:p>
                <text:list>
                  <text:list-item>
                    <text:p>The VistA_FHIR_Map row misses some required field values</text:p>
                  </text:list-item>
                </text:list>
              </text:list-item>
              <text:list-item>
                <text:p>resourceName '${resourceName}' not an existing resource</text:p>
                <text:list>
                  <text:list-item>
                    <text:p>There is a list of expected resource names in the script and this one is not on it.</text:p>
                  </text:list-item>
                </text:list>
              </text:list-item>
              <text:list-item>
                <text:p>resourceName '${resourceName}' is different from constrainedType '${sd.constrainedType}'?</text:p>
                <text:list>
                  <text:list-item>
                    <text:p>Resource Name of this mapping line is different from the first mapping line. Profiles can only constrain 1 Resource Type.</text:p>
                  </text:list-item>
                </text:list>
              </text:list-item>
              <text:list-item>
                <text:p>elementPath '${elementPath}' not a valid path | fixedElementPath '${fixedElementPath}' not a valid path</text:p>
                <text:list>
                  <text:list-item>
                    <text:p>Check the path. Each segment (between the dots) should start with a letter followed by letters, numbers, minus.</text:p>
                  </text:list-item>
                </text:list>
              </text:list-item>
              <text:list-item>
                <text:p>fixedElementPath '${fixedElementPath}' cannot set fixed value for non primitive type ${fixedType}</text:p>
                <text:list>
                  <text:list-item>
                    <text:p>Fixed values are only possible for primitive types. It the path a full primitive attribute path?</text:p>
                  </text:list-item>
                </text:list>
              </text:list-item>
              <text:list-item>
                <text:p>${profileId} type[x] missing for '${elementPath}' | expect type specified '${elementPath}'</text:p>
                <text:list>
                  <text:list-item>
                    <text:p>This is a [x] path and for profiles the type must be specified.</text:p>
                  </text:list-item>
                </text:list>
              </text:list-item>
              <text:list-item>
                <text:p text:style-name="P5">extname "${extname}" not a valid FHIR id | profileId '${profileId}' not a valid FHIR id | ValueSet '${name}' not a valid FHIR id | ConceptMap '${name}' not a valid FHIR id</text:p>
                <text:list>
                  <text:list-item>
                    <text:p>Check the name, must be a letters, numbers, minus, or dot, spaces are not allow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in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cript: https://github.com/mvdzel/vha-ampl-fhir-ig</text:p>
              </text:list-item>
              <text:list-item>
                <text:p>IG Publisher:</text:p>
                <text:list>
                  <text:list-item>
                    <text:p>https://github.com/FHIR/latest-ig-publisher</text:p>
                  </text:list-item>
                  <text:list-item>
                    <text:p>https://confluence.hl7.org/display/FHIR/IG+Publisher+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" style:font-adornments="Black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3" svg:font-family="Roboto" style:font-family-generic="roman" style:font-pitch="variable"/>
    <style:font-face style:name="Roboto4" svg:font-family="Roboto" style:font-adornments="Black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2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Black" style:font-pitch="variable" fo:font-size="44pt" fo:font-style="normal" fo:text-shadow="none" style:text-underline-style="none" fo:font-weight="900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Michael van der Zel</meta:initial-creator>
    <meta:creation-date>2020-02-26T08:04:24.866280209</meta:creation-date>
    <dc:date>2020-02-29T14:00:16.519072945</dc:date>
    <dc:creator>Michael van der Zel</dc:creator>
    <meta:editing-duration>P3DT4H44M42S</meta:editing-duration>
    <meta:editing-cycles>43</meta:editing-cycles>
    <meta:generator>LibreOffice/6.3.4.2$Linux_X86_64 LibreOffice_project/60da17e045e08f1793c57c00ba83cdfce946d0aa</meta:generator>
    <meta:document-statistic meta:object-count="60"/>
  </office:meta>
</office:document-meta>
</file>